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mponentsClientHttpResponse.HttpComponentsClientHttpResponse( ClassicHttpResponse http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sponse.getStatu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spons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ComponentsClientHttpResponse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mponentsClientHttpResponse.get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ComponentsClientHttpResponse.get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